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2"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3"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4"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7"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9pt" fo:font-style="normal" style:text-underline-style="none" fo:font-weight="bold" style:font-name-asian="Times New Roman1" style:font-size-asian="9pt" style:font-style-asian="normal" style:font-weight-asian="bold" style:font-name-complex="Times New Roman1" style:font-size-complex="9pt" style:font-style-complex="normal" style:font-weight-complex="bold"/>
    </style:style>
    <style:style style:name="P1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2"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3"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P14" style:family="paragraph" style:parent-style-name="Standard" style:list-style-name="L1">
      <style:paragraph-properties fo:margin-left="0.635cm" fo:margin-right="0cm" fo:margin-top="0cm" fo:margin-bottom="0cm" fo:text-align="start" style:justify-single-word="false" fo:text-indent="0cm" style:auto-text-indent="false" style:text-autospace="none">
        <style:tab-stops/>
      </style:paragraph-properties>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T3"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4" style:family="text">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T5" style:family="text">
      <style:text-properties fo:color="#000000" style:text-line-through-style="none" style:font-name="Times New Roman1" fo:font-size="9pt" fo:font-style="normal" style:text-underline-style="none" fo:font-weight="normal" style:font-name-asian="Times New Roman1" style:font-size-asian="9pt" style:font-style-asian="normal" style:font-weight-asian="normal" style:font-name-complex="Times New Roman1" style:font-size-complex="9pt" style:font-style-complex="normal" style:font-weight-complex="normal"/>
    </style:style>
    <style:style style:name="T6" style:family="text">
      <style:text-properties fo:color="#000000" style:text-line-through-style="none" style:font-name="Times New Roman1" fo:font-size="9pt" fo:font-style="italic" style:text-underline-style="none" fo:font-weight="normal" style:font-name-asian="Times New Roman1" style:font-size-asian="9pt" style:font-style-asian="italic" style:font-weight-asian="normal" style:font-name-complex="Times New Roman1" style:font-size-complex="9pt" style:font-style-complex="italic" style:font-weight-complex="normal"/>
    </style:style>
    <style:style style:name="T7" style:family="text">
      <style:text-properties fo:color="#000000" style:text-line-through-style="none" style:font-name="Times New Roman1" fo:font-size="7pt" fo:font-style="normal" style:text-underline-style="none" fo:font-weight="normal" style:font-name-asian="Times New Roman1" style:font-size-asian="7pt" style:font-style-asian="normal" style:font-weight-asian="normal" style:font-name-complex="Times New Roman1" style:font-size-complex="7pt"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ext:s/></text:span><text:span text:style-name="T2">21 </text:span></text:p>
      <text:p text:style-name="P6">Haus der lebenden Toten </text:p>
      <text:p text:style-name="P7">House of the Living Dead </text:p>
      <text:p text:style-name="P7">(für den Verräter) </text:p>
      <text:p text:style-name="P7"><text:span text:style-name="T4"/></text:p>
      <text:p text:style-name="P8">Müde lehnst du dich mit dem Rücken gegen die Wand. Irgendetwas hinter dieser Wand macht ein Geräusch. Tick. Tick-tick. Tick. Was ist das? Vielleicht Ratten oder ein Insekt? Du erinnerst dich daran, dass sich einmal Wespen bei dir zu Hause in der Wand breit gemacht haben. Verfluchtes Ungeziefer! Du bückst dich runter um durch ein großes Loch in der Holzverkleidung zu spähen. Eine aschgraue Hand schießt plötzlich hervor, packt dich im Nacken und zieht dich durch die Wand. Du stirbst bevor du überhaupt schreien kannst. </text:p>
      <text:p text:style-name="P8">Blinzel. Blinzel Schnüff. „Mmmh, Hunger. Muss Fleisch fressen. Töten. Fressen. FRESSEN!“ </text:p>
      <text:p text:style-name="P8"><text:span text:style-name="T5"/></text:p>
      <text:h text:style-name="P2" text:outline-level="1">Was du jetzt tun musst </text:h>
      <text:p text:style-name="P12"><text:span text:style-name="T5">- Dein Charakter ist tot. Leg all deine Gegenstände im Zimmer ab und ersetze deine Figur durch den runden Z</text:span><text:span text:style-name="T7">OMBIE </text:span><text:span text:style-name="T5">L</text:span><text:span text:style-name="T7">ORD </text:span><text:span text:style-name="T5">- Marker </text:span></text:p>
      <text:list xml:id="list40637412" text:style-name="L1">
        <text:list-header>
          <text:p text:style-name="P14"><text:span text:style-name="T5">- Platziere so viele rote Z</text:span><text:span text:style-name="T7">OMBIE </text:span><text:span text:style-name="T5">– Marker wie Spieler teilnehmen in den folgenden Räumen (in der Reihenfolge): C</text:span><text:span text:style-name="T7">RYPT</text:span><text:span text:style-name="T5">, G</text:span><text:span text:style-name="T7">RAVEYARD</text:span><text:span text:style-name="T5">, E</text:span><text:span text:style-name="T7">NTRANCE </text:span><text:span text:style-name="T5">H</text:span><text:span text:style-name="T7">ALL, UNDERGROUND LAKE, GARDENS, CHAPEL,</text:span><text:span text:style-name="T5">C</text:span><text:span text:style-name="T7">ONSERVATORY </text:span><text:span text:style-name="T5">und P</text:span><text:span text:style-name="T7">ENTAGRAM </text:span><text:span text:style-name="T5">C</text:span><text:span text:style-name="T7">HAMBER</text:span><text:span text:style-name="T5">.</text:span></text:p>
          <text:p text:style-name="P14"><text:span text:style-name="T5">- Sind mehr Marker übrig als entdeckte Räume leg die Zombies in der Reihenfolge in die vorhandenen Räume.</text:span></text:p>
          <text:p text:style-name="P14"><text:span text:style-name="T5">- Danach legst Du erneut einen Zombie in die Räume die bereits einen(oder mehrere) Zombies haben</text:span></text:p>
        </text:list-header>
      </text:list>
      <text:p text:style-name="P13">- Befestige am Turn/Damage Track einen Plastick-Clip bei der 0. Du benutzt ihn um Schadenspunkte anzuzeigen. </text:p>
      <text:p text:style-name="P1"/>
      <text:h text:style-name="P2" text:outline-level="1">Was du über die Helden weißt </text:h>
      <text:p text:style-name="P9">Sie kämpfen gegen dich. Meide angriffslustige Abenteurer die Waffen besitzen, wenn möglich. </text:p>
      <text:p text:style-name="P9"><text:span text:style-name="T5"/></text:p>
      <text:p text:style-name="P10">Du gewinnst wenn... </text:p>
      <text:p text:style-name="P9">...alle Helden tot sind. </text:p>
      <text:h text:style-name="P3" text:outline-level="2">Zombies </text:h>
      <text:h text:style-name="P4" text:outline-level="3">Geschwindigkeit 2 Kraft 5 Gesundheit 2 </text:h>
      <text:h text:style-name="P2" text:outline-level="1">Besondere Kampfregeln </text:h>
      <text:p text:style-name="P12"><text:span text:style-name="T5">• Wenn ein Zombie mit einer Waffe in einer M</text:span><text:span text:style-name="T7">IGHT</text:span><text:span text:style-name="T5">-Attacke besiegt wird, stirbt der Zombie. Jede andere Attacke betäubt den Zombie nur. Dynamit töten den Zombie ebenfalls.</text:span></text:p>
      <text:p text:style-name="P12"><text:span text:style-name="T5">• Wenn ein Abenteurer stirbt, wird er automatisch zum Zombie und bekommt auch die Eigenschaftswerte eines Zombies. </text:span></text:p>
      <text:p text:style-name="P12"><text:span text:style-name="T5">• Der Abenteurer muss dann das Verräter Buch lesen und gegen die anderen Kämpfen. Wenn der Verräter gewonnen hat und der Spielerzombie einen anderen Spieler getötet hat gewinnt der Spieler ebenfalls.</text:span></text:p>
      <text:p text:style-name="P12"><text:span text:style-name="T5">• Zombies können den Aufzug nicht benutzen, aber der Zombielord kann.</text:span></text:p>
      <text:p text:style-name="P1"/>
      <text:h text:style-name="P3" text:outline-level="2">Zombie Lord </text:h>
      <text:h text:style-name="P4" text:outline-level="3">Geschwindigkeit 3 Kraft 7 Gesundheit 2 </text:h>
      <text:h text:style-name="P2" text:outline-level="1">Besondere Kampfregeln </text:h>
      <text:p text:style-name="P12"><text:span text:style-name="T5">• Du (als Zombie Lord) kannst nur von einem Abenteurer verletzt werden der das Medaillon bei sich trägt. Anstatt betäubt zu werden, kannst du bis zu 7 Schäden vertragen bevor du stirbst. Benutze den T</text:span><text:span text:style-name="T7">URN</text:span><text:span text:style-name="T5">/D</text:span><text:span text:style-name="T7">AMAGE </text:span><text:span text:style-name="T5">T</text:span><text:span text:style-name="T7">RACK </text:span><text:span text:style-name="T5">um die erhaltenen Schäden zu markieren. </text:span></text:p>
      <text:p text:style-name="P12"><text:span text:style-name="T5">• Der Zombielord kann (genau wie normale Monster) keine Räume entdecken oder Gegenstände aufnehmen.</text:span></text:p>
      <text:p text:style-name="P1"/>
      <text:p text:style-name="P10">Wenn du gewinnst... </text:p>
      <text:p text:style-name="P8">Alle sind tot. Schnüff. Immer noch Hunger. Schnüff, schnüff. Es kommt dir der Gedanke in dein totes, verdammtes Bewusstsein, dass auch das Fleisch von Zombies Fleisch ist. Wenn auch nicht so lecker. </text:p>
      <text:p text:style-name="P11"><text:span text:style-name="T6">Du schreitest vor. „Mmmh, Hunger. Muss Zombie-Fleisch fressen. Töten. Fressen. FRESS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6T20:45:00.95</meta:creation-date>
    <meta:document-statistic meta:table-count="0" meta:image-count="0" meta:object-count="0" meta:page-count="1" meta:paragraph-count="31" meta:word-count="453" meta:character-count="2883"/>
    <dc:date>2015-02-16T20:55:57.22</dc:date>
    <meta:editing-duration>PT10M56S</meta:editing-duration>
    <meta:editing-cycles>1</meta:editing-cycles>
    <meta:generator>OpenOffice.org/3.3$Win32 OpenOffice.org_project/330m20$Build-9567</meta:generator>
  </office:meta>
</office:document-meta>
</file>